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_20_1-subtitle">
      <style:graphic-properties draw:fill-color="#ffffff" draw:auto-grow-height="true" fo:min-height="17.935cm"/>
    </style:style>
    <style:style style:name="pr2" style:family="presentation" style:parent-style-name="Default_20_1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111111" fo:font-family="'Gentium Book Basic'" style:font-pitch="variable"/>
    </style:style>
    <style:style style:name="T1" style:family="text">
      <style:text-properties fo:color="#111111" fo:font-family="'Gentium Book Basic'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32">
        <draw:frame presentation:style-name="pr1" draw:text-style-name="P1" draw:layer="layout" svg:width="25.199cm" svg:height="17.935cm" svg:x="1.4cm" svg:y="0.837cm" presentation:class="subtitle" presentation:user-transformed="true">
          <draw:text-box>
            <text:p text:style-name="P1"><text:span text:style-name="T1">Fraktalna vizualizacija evolucijskim algoritmim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adržaj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otivacija</text:p>
              </text:list-item>
              <text:list-item>
                <text:p>Osnovni pojmovi bioinformatike</text:p>
              </text:list-item>
              <text:list-item>
                <text:p>Tijek evolucijskog algoritma</text:p>
              </text:list-item>
              <text:list-item>
                <text:p>IFS fraktali</text:p>
              </text:list-item>
              <text:list-item>
                <text:p>Rezultati</text:p>
              </text:list-item>
              <text:list-item>
                <text:p>Zaključa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zavrsniDefault" style:family="graphic">
      <style:paragraph-properties fo:line-height="150%" fo:text-align="justify" style:text-autospace="none"/>
      <style:text-properties fo:font-family="Georgia" style:font-family-generic="roman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1c1c1c" style:text-outline="false" style:text-line-through-style="none" fo:font-family="'Gentium Book Basic'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1c1c1c" fo:font-family="'Gentium Book Basi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1c1c1c" fo:font-family="'Gentium Book Basi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1c1c1c" fo:font-family="'Gentium Book Basic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c1c1c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11111" style:text-outline="false" style:text-line-through-style="none" fo:font-family="'Gentium Book Basic'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svg:stroke-width="0.053cm" svg:stroke-color="#111111" draw:marker-start-width="0.279cm" draw:marker-end-width="0.279cm" draw:fill="none" draw:textarea-vertical-align="middle" fo:padding-top="0.026cm" fo:padding-bottom="0.026cm" fo:padding-left="0.026cm" fo:padding-right="0.02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/<text:page-count>2</text:page-count></text:p>
        </draw:text-box>
      </draw:frame>
      <draw:line presentation:style-name="Mpr2" draw:text-style-name="MP4" draw:layer="backgroundobjects" svg:x1="1.4cm" svg:y1="3.81cm" svg:x2="26.599cm" svg:y2="3.81cm">
        <text:p/>
      </draw:lin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5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5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_20_1-title" draw:layer="backgroundobjects" svg:width="0cm" svg:height="0cm" svg:x="0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30T15:50:07</meta:creation-date>
    <meta:editing-duration>PT23M17S</meta:editing-duration>
    <meta:editing-cycles>2</meta:editing-cycles>
    <dc:date>2014-06-30T16:11:44</dc:date>
    <meta:document-statistic meta:object-count="40"/>
    <meta:generator>OpenOffice/4.1.0$Linux OpenOffice.org_project/410m18$Build-9764</meta:generator>
  </office:meta>
</office:document-meta>
</file>